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900000314763202A8162D1D54.jpg" manifest:media-type="image/jpeg"/>
  <manifest:file-entry manifest:full-path="Pictures/100000000000052D00000288790B81FEFD9B536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1" fo:font-size="16pt" fo:font-weight="bold" officeooo:rsid="001a8b9a" officeooo:paragraph-rsid="001a8b9a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break-before="page"/>
      <style:text-properties style:font-name="Trebuchet MS1" officeooo:rsid="00115e0a"/>
    </style:style>
    <style:style style:name="P3" style:family="paragraph" style:parent-style-name="Heading_20_1" style:list-style-name="">
      <style:paragraph-properties>
        <style:tab-stops/>
      </style:paragraph-properties>
      <style:text-properties style:font-name="Trebuchet MS1" officeooo:rsid="00115e0a"/>
    </style:style>
    <style:style style:name="T1" style:family="text">
      <style:text-properties officeooo:rsid="002617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1" draw:name="Image1" text:anchor-type="paragraph" svg:x="0.822cm" svg:y="0.088cm" svg:width="23.509cm" svg:height="16.614cm" draw:z-index="0"><draw:image xlink:href="Pictures/100000000000040900000314763202A8162D1D54.jpg" xlink:type="simple" xlink:show="embed" xlink:actuate="onLoad" loext:mime-type="image/jpeg"/></draw:frame></text:h>
      <text:p text:style-name="P2"><draw:frame draw:style-name="fr2" draw:name="Image2" text:anchor-type="paragraph" svg:width="29.15cm" svg:height="14.256cm" draw:z-index="1"><draw:image xlink:href="Pictures/100000000000052D00000288790B81FEFD9B536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Trebuchet MS" fo:font-family="'Trebuchet M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52cm" style:type="center"/>
          <style:tab-stop style:position="18.70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rebuchet MS1" fo:font-size="16pt" fo:font-weight="bold" officeooo:rsid="001a8b9a" officeooo:paragraph-rsid="001a8b9a" style:font-size-asian="16pt" style:font-weight-asian="bold" style:font-size-complex="16pt" style:font-weight-complex="bold"/>
    </style:style>
    <style:style style:name="MT1" style:family="text">
      <style:text-properties officeooo:rsid="00261714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Gravure anglaise pour FabLab : de la Dremel à la CNC</text:title></text:p>
      </style:header>
      <style:footer>
        <text:p text:style-name="Footer"><text:title>Gravure anglaise pour FabLab : de la Dremel à la CNC</text:title><text:tab/><text:span text:style-name="MT1">Page </text:span><text:span text:style-name="MT1"><text:page-number text:select-page="current">2</text:page-number></text:span><text:span text:style-name="MT1"><text:s/>/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6:59:38.262000000</meta:creation-date>
    <dc:date>2018-11-08T10:24:07.271000000</dc:date>
    <meta:editing-duration>PT3H22M35S</meta:editing-duration>
    <meta:editing-cycles>21</meta:editing-cycles>
    <meta:generator>LibreOffice/5.4.6.2$Windows_X86_64 LibreOffice_project/4014ce260a04f1026ba855d3b8d91541c224eab8</meta:generator>
    <meta:print-date>2018-11-08T10:24:00.158000000</meta:print-date>
    <dc:title>Gravure anglaise pour FabLab : de la Dremel à la CNC</dc:title>
    <meta:document-statistic meta:table-count="0" meta:image-count="2" meta:object-count="0" meta:page-count="2" meta:paragraph-count="2" meta:word-count="26" meta:character-count="115" meta:non-whitespace-character-count="91"/>
  </office:meta>
</office:document-meta>
</file>